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"/>
    <style:font-face style:name="Inter1" svg:font-family="Inter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Title">
      <style:paragraph-properties fo:line-height="150%"/>
      <style:text-properties officeooo:rsid="00152e1d" officeooo:paragraph-rsid="00152e1d"/>
    </style:style>
    <style:style style:name="P2" style:family="paragraph" style:parent-style-name="Subtitle">
      <style:paragraph-properties fo:line-height="150%"/>
      <style:text-properties officeooo:rsid="00152e1d" officeooo:paragraph-rsid="00152e1d"/>
    </style:style>
    <style:style style:name="P3" style:family="paragraph" style:parent-style-name="Heading_20_1">
      <style:paragraph-properties fo:break-before="page"/>
      <style:text-properties officeooo:rsid="002b87af" officeooo:paragraph-rsid="002b87af"/>
    </style:style>
    <style:style style:name="P4" style:family="paragraph" style:parent-style-name="Standard" style:list-style-name="L1">
      <style:paragraph-properties fo:line-height="150%"/>
      <style:text-properties officeooo:rsid="0013cb67" officeooo:paragraph-rsid="0013cb67"/>
    </style:style>
    <style:style style:name="P5" style:family="paragraph" style:parent-style-name="Standard" style:list-style-name="L1">
      <style:paragraph-properties fo:line-height="150%"/>
      <style:text-properties fo:font-weight="normal" officeooo:rsid="002255e7" officeooo:paragraph-rsid="002255e7" style:font-weight-asian="normal" style:font-weight-complex="normal"/>
    </style:style>
    <style:style style:name="P6" style:family="paragraph" style:parent-style-name="Standard" style:list-style-name="L1">
      <style:paragraph-properties fo:line-height="150%"/>
      <style:text-properties fo:font-weight="normal" officeooo:rsid="00210bb3" officeooo:paragraph-rsid="00210bb3" style:font-weight-asian="normal" style:font-weight-complex="normal"/>
    </style:style>
    <style:style style:name="P7" style:family="paragraph" style:parent-style-name="Standard" style:list-style-name="L1">
      <style:paragraph-properties fo:line-height="150%"/>
      <style:text-properties fo:font-weight="normal" officeooo:rsid="002193d7" officeooo:paragraph-rsid="002255e7" style:font-weight-asian="normal" style:font-weight-complex="normal"/>
    </style:style>
    <style:style style:name="P8" style:family="paragraph" style:parent-style-name="Standard" style:list-style-name="L1">
      <style:paragraph-properties fo:line-height="150%"/>
      <style:text-properties style:font-name="Inter1" fo:font-weight="normal" officeooo:rsid="0023cf22" officeooo:paragraph-rsid="0023cf22" style:font-weight-asian="normal" style:font-weight-complex="normal"/>
    </style:style>
    <style:style style:name="P9" style:family="paragraph" style:parent-style-name="Standard" style:list-style-name="L1">
      <style:paragraph-properties fo:line-height="150%"/>
      <style:text-properties style:font-name="Inter1" fo:font-weight="normal" officeooo:rsid="00245a77" officeooo:paragraph-rsid="00245a77" style:font-weight-asian="normal" style:font-weight-complex="normal"/>
    </style:style>
    <style:style style:name="P10" style:family="paragraph" style:parent-style-name="Standard" style:list-style-name="L1">
      <style:paragraph-properties fo:line-height="150%"/>
      <style:text-properties style:font-name="Inter1" fo:font-weight="normal" officeooo:rsid="0025e798" officeooo:paragraph-rsid="00276866" style:font-weight-asian="normal" style:font-weight-complex="normal"/>
    </style:style>
    <style:style style:name="P11" style:family="paragraph" style:parent-style-name="Text_20_body">
      <style:text-properties officeooo:paragraph-rsid="002b87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7f2d" style:font-weight-asian="bold" style:font-weight-complex="bold"/>
    </style:style>
    <style:style style:name="T3" style:family="text">
      <style:text-properties fo:font-weight="bold" officeooo:rsid="0023cf22" style:font-weight-asian="bold" style:font-weight-complex="bold"/>
    </style:style>
    <style:style style:name="T4" style:family="text">
      <style:text-properties fo:font-weight="bold" officeooo:rsid="00167f2d" fo:background-color="#ffff00" loext:char-shading-value="0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e1f1" style:font-weight-asian="normal" style:font-weight-complex="normal"/>
    </style:style>
    <style:style style:name="T7" style:family="text">
      <style:text-properties officeooo:rsid="001c87a8"/>
    </style:style>
    <style:style style:name="T8" style:family="text">
      <style:text-properties style:font-name="Ubuntu Mono"/>
    </style:style>
    <style:style style:name="T9" style:family="text">
      <style:text-properties style:font-name="Ubuntu Mono" fo:font-weight="normal" fo:background-color="#dddddd" loext:char-shading-value="0" style:font-weight-asian="normal" style:font-weight-complex="normal"/>
    </style:style>
    <style:style style:name="T10" style:family="text">
      <style:text-properties style:font-name="Ubuntu Mono" fo:background-color="#dddddd" loext:char-shading-value="0"/>
    </style:style>
    <style:style style:name="T11" style:family="text">
      <style:text-properties style:font-name="Ubuntu Mono" officeooo:rsid="0025acc5" fo:background-color="#dddddd" loext:char-shading-value="0"/>
    </style:style>
    <style:style style:name="T12" style:family="text">
      <style:text-properties style:font-name="Ubuntu Mono" officeooo:rsid="00276866" fo:background-color="#dddddd" loext:char-shading-value="0"/>
    </style:style>
    <style:style style:name="T13" style:family="text">
      <style:text-properties style:font-name="Ubuntu Mono" officeooo:rsid="002255e7"/>
    </style:style>
    <style:style style:name="T14" style:family="text">
      <style:text-properties style:font-name="Ubuntu Mono" fo:font-weight="bold" style:font-weight-asian="bold" style:font-weight-complex="bold"/>
    </style:style>
    <style:style style:name="T15" style:family="text">
      <style:text-properties style:font-name="Ubuntu Mono" fo:background-color="transparent" loext:char-shading-value="0"/>
    </style:style>
    <style:style style:name="T16" style:family="text">
      <style:text-properties style:font-name="Inter1"/>
    </style:style>
    <style:style style:name="T17" style:family="text">
      <style:text-properties style:font-name="Inter1" officeooo:rsid="002255e7"/>
    </style:style>
    <style:style style:name="T18" style:family="text">
      <style:text-properties officeooo:rsid="002255e7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45a77" fo:background-color="transparent" loext:char-shading-value="0"/>
    </style:style>
    <style:style style:name="T21" style:family="text">
      <style:text-properties officeooo:rsid="0025acc5"/>
    </style:style>
    <style:style style:name="T22" style:family="text">
      <style:text-properties officeooo:rsid="002b0ff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nce Detection from Text</text:p>
      <text:p text:style-name="P2"><text:span text:style-name="T22">Technical</text:span> Manual</text:p>
      <text:list xml:id="list2181894219" text:style-name="L1">
        <text:list-item>
          <text:p text:style-name="P4">Make sure you’ve <text:span text:style-name="T1">git, </text:span><text:span text:style-name="T3">npm/yarn</text:span><text:span text:style-name="T1"> </text:span><text:span text:style-name="T6">and</text:span><text:span text:style-name="T5"> </text:span><text:span text:style-name="T2">Python </text:span><text:span text:style-name="T4">3.8</text:span> <text:span text:style-name="T7">ready </text:span>on your machine.</text:p>
        </text:list-item>
        <text:list-item>
          <text:p text:style-name="P4">Open a terminal window and execute<text:line-break/><text:span text:style-name="T9">git clone </text:span><text:a xlink:type="simple" xlink:href="https://github.com/nishavak/stance-detection-from-text.git" text:style-name="Internet_20_link" text:visited-style-name="Visited_20_Internet_20_Link"><text:span text:style-name="T9">https://github.com/nishavak/stance-detection-from-text.git</text:span></text:a></text:p>
        </text:list-item>
        <text:list-item>
          <text:p text:style-name="P5">Change current working directory to the cloned directory.</text:p>
        </text:list-item>
        <text:list-item>
          <text:p text:style-name="P5">(Optional) Use a virtual environment to better manage the dependencies.</text:p>
        </text:list-item>
        <text:list-item>
          <text:p text:style-name="P6">Install the <text:span text:style-name="T18">necessary </text:span>python packages <text:span text:style-name="T18">to run the application </text:span>using the command<text:line-break/><text:span text:style-name="T10">pip install -r requirements.txt</text:span></text:p>
        </text:list-item>
        <text:list-item>
          <text:p text:style-name="P7">Create a <text:span text:style-name="T14">.env</text:span> environment file with <text:span text:style-name="T10">REACT_APP_API=&lt;your_python_api_endpoint&gt;</text:span><text:span text:style-name="T8"> </text:span><text:span text:style-name="T16">entry. <text:line-break/></text:span><text:span text:style-name="T17">For instance, </text:span><text:span text:style-name="T8">REACT_APP_API=</text:span><text:span text:style-name="T13">http://localhost:8000/api/</text:span></text:p>
        </text:list-item>
        <text:list-item>
          <text:p text:style-name="P8">Execute <text:span text:style-name="T10">npm install &amp;&amp; npm run build</text:span> or <text:span text:style-name="T10">yarn &amp;&amp; yarn build</text:span><text:span text:style-name="T15"> </text:span><text:span text:style-name="T19">depending on the Node.js package manager you’re using </text:span><text:span text:style-name="T20">to create a production build of the React frontend</text:span><text:span text:style-name="T19">.</text:span></text:p>
        </text:list-item>
        <text:list-item>
          <text:p text:style-name="P9">Download saved models from the <text:a xlink:type="simple" xlink:href="https://drive.google.com/drive/folders/1W9TBGOuHJ7aGu0VNjd3DwXqmJfU07fmx?usp=sharing" text:style-name="Internet_20_link" text:visited-style-name="Visited_20_Internet_20_Link">link</text:a> and save them in a folder named <text:span text:style-name="T1">models</text:span> inside <text:span text:style-name="T1">api</text:span> directory. <text:span text:style-name="T21">Make sure you have downloaded all the files mentioned in the </text:span><text:span text:style-name="T11">models_list.txt</text:span></text:p>
        </text:list-item>
        <text:list-item>
          <text:p text:style-name="P10">Make Django migrations and create a super user to view feedbacks submitted by users as an admin by executing commands <text:line-break/><text:span text:style-name="T12">python m</text:span><text:span text:style-name="T10">anage.py makemigrations<text:line-break/></text:span><text:span text:style-name="T12">python </text:span><text:span text:style-name="T10">manage.py migrate<text:line-break/></text:span><text:span text:style-name="T12">python </text:span><text:span text:style-name="T10">manage.py createsuperuser</text:span></text:p>
        </text:list-item>
        <text:list-item>
          <text:p text:style-name="P10">Finally, run your server, <text:span text:style-name="T12">python </text:span><text:span text:style-name="T10">manage.py runserver</text:span> to check if everything works perfectly.</text:p>
        </text:list-item>
      </text:list>
      <text:h text:style-name="P3" text:outline-level="1">Folder structure</text:h>
      <text:p text:style-name="P11">.</text:p>
      <text:p text:style-name="P11">├── api</text:p>
      <text:p text:style-name="P11">│   ├── admin.py</text:p>
      <text:p text:style-name="P11">│   ├── apps.py</text:p>
      <text:p text:style-name="P11">│   ├── __init__.py</text:p>
      <text:p text:style-name="P11">│   ├── migrations</text:p>
      <text:p text:style-name="P11">│   │   ├── 0001_initial.py</text:p>
      <text:p text:style-name="P11">│   │   └── __init__.py</text:p>
      <text:p text:style-name="P11">│   ├── models</text:p>
      <text:p text:style-name="P11">│   │   ├── c-a-n-b.h5</text:p>
      <text:p text:style-name="P11">│   │   ├── c-a-n-d.h5</text:p>
      <text:p text:style-name="P11">│   │   ├── c-a-n-l.h5</text:p>
      <text:p text:style-name="P11">│   │   ├── c-a-s-dt.pkl</text:p>
      <text:p text:style-name="P11">│   │   ├── c-a-s-gb.pkl</text:p>
      <text:p text:style-name="P11">│   │   ├── c-a-s-gnb.pkl</text:p>
      <text:p text:style-name="P11">│   │   ├── c-a-s-knn.pkl</text:p>
      <text:p text:style-name="P11">│   │   ├── c-a-s-lr.pkl</text:p>
      <text:p text:style-name="P11">│   │   ├── c-a-s-rf.pkl</text:p>
      <text:p text:style-name="P11">│   │   ├── c-a-s-svc.pkl</text:p>
      <text:p text:style-name="P11">│   │   ├── c-a-u-gtr-fallback.pkl</text:p>
      <text:p text:style-name="P11">│   │   ├── c-a-u-gtr.pkl</text:p>
      <text:p text:style-name="P11">│   │   ├── c-a-u-nc-fallback.pkl</text:p>
      <text:p text:style-name="P11">│   │   ├── c-a-u-nc.pkl</text:p>
      <text:p text:style-name="P11">│   │   ├── c-b-n-b.h5</text:p>
      <text:p text:style-name="P11">│   │   ├── c-b-n-d.h5</text:p>
      <text:p text:style-name="P11">│   │   ├── c-b-n-l.h5</text:p>
      <text:p text:style-name="P11">│   │   ├── c-b-s-dt.pkl</text:p>
      <text:p text:style-name="P11">│   │   ├── c-b-s-gb.pkl</text:p>
      <text:p text:style-name="P11">│   │   ├── c-b-s-gnb.pkl</text:p>
      <text:p text:style-name="P11"><text:soft-page-break/>│   │   ├── c-b-s-knn.pkl</text:p>
      <text:p text:style-name="P11">│   │   ├── c-b-s-lr.pkl</text:p>
      <text:p text:style-name="P11">│   │   ├── c-b-s-rf.pkl</text:p>
      <text:p text:style-name="P11">│   │   ├── c-b-s-svc.pkl</text:p>
      <text:p text:style-name="P11">│   │   ├── c-b-u-gtr-fallback.pkl</text:p>
      <text:p text:style-name="P11">│   │   ├── c-b-u-gtr.pkl</text:p>
      <text:p text:style-name="P11">│   │   ├── c-b-u-nc-fallback.pkl</text:p>
      <text:p text:style-name="P11">│   │   ├── c-b-u-nc.pkl</text:p>
      <text:p text:style-name="P11">│   │   ├── cf-a-n-b.h5</text:p>
      <text:p text:style-name="P11">│   │   ├── cf-a-n-d.h5</text:p>
      <text:p text:style-name="P11">│   │   ├── cf-a-n-l.h5</text:p>
      <text:p text:style-name="P11">│   │   ├── cf-a-s-dt.pkl</text:p>
      <text:p text:style-name="P11">│   │   ├── cf-a-s-gb.pkl</text:p>
      <text:p text:style-name="P11">│   │   ├── cf-a-s-gnb.pkl</text:p>
      <text:p text:style-name="P11">│   │   ├── cf-a-s-knn.pkl</text:p>
      <text:p text:style-name="P11">│   │   ├── cf-a-s-lr.pkl</text:p>
      <text:p text:style-name="P11">│   │   ├── cf-a-s-rf.pkl</text:p>
      <text:p text:style-name="P11">│   │   ├── cf-a-s-svc.pkl</text:p>
      <text:p text:style-name="P11">│   │   ├── cf-a-u-gtr.pkl</text:p>
      <text:p text:style-name="P11">│   │   ├── cf-a-u-nc.pkl</text:p>
      <text:p text:style-name="P11">│   │   ├── cf-b-n-b.h5</text:p>
      <text:p text:style-name="P11">│   │   ├── cf-b-n-d.h5</text:p>
      <text:p text:style-name="P11">│   │   ├── cf-b-n-l.h5</text:p>
      <text:p text:style-name="P11">│   │   ├── cf-b-s-dt.pkl</text:p>
      <text:p text:style-name="P11">│   │   ├── cf-b-s-gb.pkl</text:p>
      <text:p text:style-name="P11">│   │   ├── cf-b-s-gnb.pkl</text:p>
      <text:p text:style-name="P11">│   │   ├── cf-b-s-knn.pkl</text:p>
      <text:p text:style-name="P11">│   │   ├── cf-b-s-lr.pkl</text:p>
      <text:p text:style-name="P11">│   │   ├── cf-b-s-rf.pkl</text:p>
      <text:p text:style-name="P11">│   │   ├── cf-b-s-svc.pkl</text:p>
      <text:p text:style-name="P11">│   │   ├── cf-b-u-gtr.pkl</text:p>
      <text:p text:style-name="P11"><text:soft-page-break/>│   │   ├── cf-b-u-nc.pkl</text:p>
      <text:p text:style-name="P11">│   │   ├── cf-n-n-b.h5</text:p>
      <text:p text:style-name="P11">│   │   ├── cf-n-n-d.h5</text:p>
      <text:p text:style-name="P11">│   │   ├── cf-n-n-l.h5</text:p>
      <text:p text:style-name="P11">│   │   ├── cf-n-s-dt.pkl</text:p>
      <text:p text:style-name="P11">│   │   ├── cf-n-s-gb.pkl</text:p>
      <text:p text:style-name="P11">│   │   ├── cf-n-s-gnb.pkl</text:p>
      <text:p text:style-name="P11">│   │   ├── cf-n-s-knn.pkl</text:p>
      <text:p text:style-name="P11">│   │   ├── cf-n-s-lr.pkl</text:p>
      <text:p text:style-name="P11">│   │   ├── cf-n-s-rf.pkl</text:p>
      <text:p text:style-name="P11">│   │   ├── cf-n-s-svc.pkl</text:p>
      <text:p text:style-name="P11">│   │   ├── c-n-n-b.h5</text:p>
      <text:p text:style-name="P11">│   │   ├── c-n-n-d.h5</text:p>
      <text:p text:style-name="P11">│   │   ├── c-n-n-l.h5</text:p>
      <text:p text:style-name="P11">│   │   ├── c-n-s-dt.pkl</text:p>
      <text:p text:style-name="P11">│   │   ├── c-n-s-gb.pkl</text:p>
      <text:p text:style-name="P11">│   │   ├── c-n-s-gnb.pkl</text:p>
      <text:p text:style-name="P11">│   │   ├── c-n-s-knn.pkl</text:p>
      <text:p text:style-name="P11">│   │   ├── c-n-s-lr.pkl</text:p>
      <text:p text:style-name="P11">│   │   ├── c-n-s-rf.pkl</text:p>
      <text:p text:style-name="P11">│   │   ├── c-n-s-svc.pkl</text:p>
      <text:p text:style-name="P11">│   │   ├── w2v.model</text:p>
      <text:p text:style-name="P11">│   │   └── word2vec.bin</text:p>
      <text:p text:style-name="P11">│   ├── models.py</text:p>
      <text:p text:style-name="P11">│   ├── tests.py</text:p>
      <text:p text:style-name="P11">│   ├── utils.py</text:p>
      <text:p text:style-name="P11">│   └── views.py</text:p>
      <text:p text:style-name="P11">├── db.sqlite3</text:p>
      <text:p text:style-name="P11">├── folderstructure.txt</text:p>
      <text:p text:style-name="P11">├── LICENSE</text:p>
      <text:p text:style-name="P11">├── manage.py</text:p>
      <text:p text:style-name="P11"><text:soft-page-break/>├── models_list.txt</text:p>
      <text:p text:style-name="P11">├── package.json</text:p>
      <text:p text:style-name="P11">├── public</text:p>
      <text:p text:style-name="P11">│   ├── apple-touch-icon-114x114.png</text:p>
      <text:p text:style-name="P11">│   ├── apple-touch-icon-120x120.png</text:p>
      <text:p text:style-name="P11">│   ├── apple-touch-icon-144x144.png</text:p>
      <text:p text:style-name="P11">│   ├── apple-touch-icon-152x152.png</text:p>
      <text:p text:style-name="P11">│   ├── apple-touch-icon-180x180.png</text:p>
      <text:p text:style-name="P11">│   ├── apple-touch-icon-57x57.png</text:p>
      <text:p text:style-name="P11">│   ├── apple-touch-icon-72x72.png</text:p>
      <text:p text:style-name="P11">│   ├── apple-touch-icon-76x76.png</text:p>
      <text:p text:style-name="P11">│   ├── apple-touch-icon.png</text:p>
      <text:p text:style-name="P11">│   ├── favicon.ico</text:p>
      <text:p text:style-name="P11">│   ├── icon-192x192.png</text:p>
      <text:p text:style-name="P11">│   ├── icon-256x256.png</text:p>
      <text:p text:style-name="P11">│   ├── icon-384x384.png</text:p>
      <text:p text:style-name="P11">│   ├── icon-512x512.png</text:p>
      <text:p text:style-name="P11">│   ├── iconifier-readme.txt</text:p>
      <text:p text:style-name="P11">│   ├── index.html</text:p>
      <text:p text:style-name="P11">│   ├── logo.png</text:p>
      <text:p text:style-name="P11">│   ├── logo.svg</text:p>
      <text:p text:style-name="P11">│   ├── manifest.webmanifest</text:p>
      <text:p text:style-name="P11">│   └── robots.txt</text:p>
      <text:p text:style-name="P11">├── README.md</text:p>
      <text:p text:style-name="P11">├── requirements.txt</text:p>
      <text:p text:style-name="P11">├── server</text:p>
      <text:p text:style-name="P11">│   ├── asgi.py</text:p>
      <text:p text:style-name="P11">│   ├── __init__.py</text:p>
      <text:p text:style-name="P11">│   ├── settings.py</text:p>
      <text:p text:style-name="P11">│   ├── urls.py</text:p>
      <text:p text:style-name="P11">│   └── wsgi.py</text:p>
      <text:p text:style-name="P11"><text:soft-page-break/>├── src</text:p>
      <text:p text:style-name="P11">│   ├── App.js</text:p>
      <text:p text:style-name="P11">│   ├── assets</text:p>
      <text:p text:style-name="P11">│   │   ├── fonts</text:p>
      <text:p text:style-name="P11">│   │   │   ├── demo.html</text:p>
      <text:p text:style-name="P11">│   │   │   ├── Inter-Black.woff</text:p>
      <text:p text:style-name="P11">│   │   │   ├── Inter-Black.woff2</text:p>
      <text:p text:style-name="P11">│   │   │   ├── Inter-BoldItalic.woff</text:p>
      <text:p text:style-name="P11">│   │   │   ├── Inter-BoldItalic.woff2</text:p>
      <text:p text:style-name="P11">│   │   │   ├── Inter-Bold.woff</text:p>
      <text:p text:style-name="P11">│   │   │   ├── Inter-Bold.woff2</text:p>
      <text:p text:style-name="P11">│   │   │   ├── Inter-ExtraBoldItalic.woff</text:p>
      <text:p text:style-name="P11">│   │   │   ├── Inter-ExtraBoldItalic.woff2</text:p>
      <text:p text:style-name="P11">│   │   │   ├── Inter-ExtraBold.woff</text:p>
      <text:p text:style-name="P11">│   │   │   ├── Inter-ExtraBold.woff2</text:p>
      <text:p text:style-name="P11">│   │   │   ├── Inter-ExtraLightBETA.woff</text:p>
      <text:p text:style-name="P11">│   │   │   ├── Inter-ExtraLightBETA.woff2</text:p>
      <text:p text:style-name="P11">│   │   │   ├── Inter-ExtraLightItalicBETA.woff</text:p>
      <text:p text:style-name="P11">│   │   │   ├── Inter-ExtraLightItalicBETA.woff2</text:p>
      <text:p text:style-name="P11">│   │   │   ├── Inter-Italic.woff</text:p>
      <text:p text:style-name="P11">│   │   │   ├── Inter-Italic.woff2</text:p>
      <text:p text:style-name="P11">│   │   │   ├── Inter-LightBETA.woff</text:p>
      <text:p text:style-name="P11">│   │   │   ├── Inter-LightBETA.woff2</text:p>
      <text:p text:style-name="P11">│   │   │   ├── Inter-LightItalicBETA.woff</text:p>
      <text:p text:style-name="P11">│   │   │   ├── Inter-LightItalicBETA.woff2</text:p>
      <text:p text:style-name="P11">│   │   │   ├── Inter-MediumItalic.woff</text:p>
      <text:p text:style-name="P11">│   │   │   ├── Inter-MediumItalic.woff2</text:p>
      <text:p text:style-name="P11">│   │   │   ├── Inter-Medium.woff</text:p>
      <text:p text:style-name="P11">│   │   │   ├── Inter-Medium.woff2</text:p>
      <text:p text:style-name="P11">│   │   │   ├── Inter-Regular.woff</text:p>
      <text:p text:style-name="P11">│   │   │   ├── Inter-Regular.woff2</text:p>
      <text:p text:style-name="P11"><text:soft-page-break/>│   │   │   ├── Inter-SemiBoldItalic.woff</text:p>
      <text:p text:style-name="P11">│   │   │   ├── Inter-SemiBoldItalic.woff2</text:p>
      <text:p text:style-name="P11">│   │   │   ├── Inter-SemiBold.woff</text:p>
      <text:p text:style-name="P11">│   │   │   ├── Inter-SemiBold.woff2</text:p>
      <text:p text:style-name="P11">│   │   │   ├── Inter-ThinBETA.woff</text:p>
      <text:p text:style-name="P11">│   │   │   ├── Inter-ThinBETA.woff2</text:p>
      <text:p text:style-name="P11">│   │   │   ├── Inter-ThinItalicBETA.woff</text:p>
      <text:p text:style-name="P11">│   │   │   ├── Inter-ThinItalicBETA.woff2</text:p>
      <text:p text:style-name="P11">│   │   │   ├── InterUI-BlackItalic.woff</text:p>
      <text:p text:style-name="P11">│   │   │   ├── InterUI-BlackItalic.woff2</text:p>
      <text:p text:style-name="P11">│   │   │   └── stylesheet.css</text:p>
      <text:p text:style-name="P11">│   │   └── images</text:p>
      <text:p text:style-name="P11">│   │   <text:s text:c="4"/>├── ModelWorking.png</text:p>
      <text:p text:style-name="P11">│   │   <text:s text:c="4"/>└── TrainingDataset.png</text:p>
      <text:p text:style-name="P11">│   ├── axios.js</text:p>
      <text:p text:style-name="P11">│   ├── index.js</text:p>
      <text:p text:style-name="P11">│   ├── index.scss</text:p>
      <text:p text:style-name="P11">│   ├── reportWebVitals.js</text:p>
      <text:p text:style-name="P11">│   ├── service-worker.js</text:p>
      <text:p text:style-name="P11">│   ├── serviceWorkerRegistration.js</text:p>
      <text:p text:style-name="P11">│   └── setupTests.js</text:p>
      <text:p text:style-name="P11">└── yarn.lock</text:p>
      <text:p text:style-name="P11"/>
      <text:p text:style-name="P11">9 directories, 165 fi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"/>
    <style:font-face style:name="Inter1" svg:font-family="Inter" style:font-pitch="variable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Inter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Inter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Inter" fo:font-family="Inter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Inter" fo:font-family="Inter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Inter" fo:font-family="Inter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Inter" fo:font-family="Inter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shavak Naik</meta:initial-creator>
    <meta:creation-date>2022-04-23T11:18:52.087938050</meta:creation-date>
    <dc:date>2022-05-06T18:50:01.073052613</dc:date>
    <dc:creator>Nishavak Naik</dc:creator>
    <meta:editing-duration>PT1H7M2S</meta:editing-duration>
    <meta:editing-cycles>25</meta:editing-cycles>
    <meta:generator>LibreOffice/7.3.2.2$Linux_X86_64 LibreOffice_project/30$Build-2</meta:generator>
    <meta:document-statistic meta:table-count="0" meta:image-count="0" meta:object-count="0" meta:page-count="7" meta:paragraph-count="189" meta:word-count="854" meta:character-count="5836" meta:non-whitespace-character-count="4537"/>
  </office:meta>
</office:document-meta>
</file>